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2.4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unos_turma_0_88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urma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nicolemrakov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gscopel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omasff52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adrianapires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ruben.ma.coelho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joao.antonio.hv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guilhermetpereira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joanasilva19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edronpmonteiro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moreno21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edro.fontes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joaoaloliveira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m.couto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duartesd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gomesafonso30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martim.quelhas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diogofdoliveira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martinpereirinha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davidazevedo@ua.p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edrohpsantos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vicent.cordeiro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luisc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iagonunes03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goncalomota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joaoafonsotavares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daniel.gonc.ceu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marcosmk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rodrigo.bernardino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rodrigodcosta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josercoelho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ricardosmsimoes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davide.silva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danielmelo13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ricardoassembleia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goncalosousa77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rodrigosilva14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francisco.branco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martimmelo06@ua.pt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miguelblopes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andrecastrosilva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andrebranquinho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claudio.boliveira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rafael.alkmim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rafa.mac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goncalooliveira04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guilhermegraca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edropcarmo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rodrigo.nunes07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madalenadiogo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jfrmcardoso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francisco.correia23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sanjaytharu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andrebraz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tiagotruta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mikolaj.tokarczuk@ua.pt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.kryska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marianapinheiro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sousa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sousa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gabriel.monteiro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rafaelleite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uisescaroupa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rancisco04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afonso.vieira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gsantos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cr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denis.s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tiagopcspreguica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uisdiniz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reitas.diogo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i.lopes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meirelesgustavo09@ua.p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rafaelbranquinho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dcolaco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jorgeluissilva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jm.silva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goncalo.branco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ndre.brito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lexandrefaustino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ogbonnasamuel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paulolacerda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marcoagteixeira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chimo12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kutaya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horita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tiagonduarte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fonso.carvalho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fonsosamagaio@ua.p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fonso.mel0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rafael.mclaro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bea.rodrigues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laravieirarodrigues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itor.alves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inicios.tadeu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ricardomlcarmo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josemiguel8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doliveira24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lazarosa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carolinasteixeira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asco.capela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tomas.coutinho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dinis.mvb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pereira.simao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pmls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fav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rodrigo.m.oliveira@ua.pt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dpv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joaopvieira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inisfernandes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sfs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atildexgomes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ariajscosta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omasdinis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vo.m.silva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andre.dcorreia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iguel.simoes40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afonsosampaio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aqueltarelho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henrique.g.silva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goncaloamoreira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joliveiramarques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josue.kahua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anielfcarvalho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henrique.tardelli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bruno.filipegoncalves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aulonovaisneves@ua.p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getarache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filipe.nave.isaias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lad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marianabarbara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alves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miguel.cotrim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nilsilva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ntonio.caetano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edro.corado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davidcosta17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hafonso.tl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simaomagalhaes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fjmmcgomes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ucasrochinha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jbnsobral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goncalosilvabras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rodrigo.sequeira23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ucasmarques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dinismonteiro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icente.neto@ua.p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goncalocostasilva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rodrigomarques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iguelmendonca17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joanavcosta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dvalente13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diogograngeia49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santi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goncalo.leal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ndrepandeirada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rleite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jose.miguel.leite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henriquemm04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rodrigomcandrade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ndrevieira06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duartec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edrojorgeramos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gustavomgranja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fabio.renda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joaoantunes69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joaomariafribeiro@ua.p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khurstjessica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anieljgomes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tiagojfa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joao.mendes.goncalves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trcpedrosa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franciscognunes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lex.lopes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rodrigovbernardo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fer.floriano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ndre.gsilva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santiagorsantos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leitnermartim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joao.couteiro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franciscoguardiola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jstoliveira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gvcosta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edromartelo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josemiguelroque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felipe.rocha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rodrigo.lopes79@ua.p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sofiabiscaia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edroneves98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tomas.c.santos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alexandre.lameiro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joaop1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guilherme.escorcio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edrolaredo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ferreiratiagoluis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ftavares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gabrielmnogueira13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leonardogomes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samuellrr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guilherme.coimbra.antunes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jgcs06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joao.manuel.pereira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a.cruz0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nes.veigascardoso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joaogsrocha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marcoflor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esarcarvalho@ua.p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jpoliveira27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diogommalves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diogommalves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tiago.a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gmartim3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oliveirasilva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lexandre.rp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martimneves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toniobernardolima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nelsonramos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luis.o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tomascardoso01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dreshenriques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joaomartimcoelho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.reis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ruismacedo21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dinis.marques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margarida.teixeira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bernardolopes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camilo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jessicazheng@ua.pt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valterrocha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juangtb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juangtb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ndreoliveira28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rafaelcacador17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rafaelcacador17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jpbfigueiredo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jpbfigueiredo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davidjbmonteiro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joaovitoria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guilhermemaia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vasco.ferreira05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rodrigoengoncalves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maiorafael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rodrigomcsilva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franciscosalazar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lara.r.marques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guilhermeoliveira13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gustavorodrigues13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.m.g.r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martim.almeida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joanagiao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bernardo.rodrigues47@ua.pt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ntonio.escada23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rodrigopires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inesasilva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rodrigoeferreira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rui.albuquerque15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gustavoggarcia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matheusp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vascocorreia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g.cabrita.silva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marquesmjoao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bentarodrigo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esimoes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vicenteamorimsilva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lourencoseco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miguel.leal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rodrigobf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alexandremotsny@ua.pt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jorge.fm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pvi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ianapinheir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colac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sous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sous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pedroneves98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iagojf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afael.mclar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bea.rodrigu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vlad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.mendes.goncalv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ianabarba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drecastro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rgeluis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m.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oncalo.branc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drebranquinh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dre.brit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claudio.boliv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vinicios.tadeu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afael.alkmim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abriel.monteir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afa.mac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afaelleite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luisc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iogommalv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iogommalv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luisescaroup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iguel.cotrim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ui.albuquerque15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icardomlcarm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oncalomot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semiguel8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fafigueired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p1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ivo.m.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tonio.caetan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afonsotavar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aniel.gonc.ceu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stavoggarci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oncalo.leal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oliveira24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ilhermegrac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vitori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lazaros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carolinasteix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rcpedros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ilhermemai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theusp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.antonio.hv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ilherme.escorci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pedrolared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odrigo.bernardin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vasco.capel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vascocorrei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dre.dcorrei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ilhermetper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omas.coutinh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odrigo.nunes07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oliveira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iguel.simoes40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fonsosampai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henriquemm04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.cabrita.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nasilva19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lexandre.rp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lex.lop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timnev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icardosmsimo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pftavar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paulolacerd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reitas.diog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henrique.g.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inis.mvb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bentarodrig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pereira.sima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i.lop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simaosilvasanto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oncaloamor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coagteix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horit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odrigomcandrade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avide.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odrigoengoncalv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drebraz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toniobernardolim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iorafael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drevieira06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santiagorsanto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samuellrr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leitnermartim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vicenteamorim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odrigomcsilv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.couteir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ndreshenriqu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ranciscosalazar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martimcoelh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ranciscoguardiol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icardoassemblei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aoaloliv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.cout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omesafonso30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.cruz0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tim.quelha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stavomgranj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oncalosilvabra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stoliv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vcost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uismacedo21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av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inis.marqu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iguel.leal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iogofdoliv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inismonteir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bernardolope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.m.g.r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odrigobf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tim.almeid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coflor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odrigo.m.oliveir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pcamil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rancisco.branc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avidazeved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timmelo06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poliveira27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pedrohpsanto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fonso.mel0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bernardo.rodrigues47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valterroch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rge.fm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ikolaj.tokarczuk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p.krysk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anieljgom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ilipe.nave.isaia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inisfernand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aravieirarodrigu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nicolemrakov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scopel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odrigomarqu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iguelmendonca17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uangtb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uangtb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ndreoliveira28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vicent.cordeir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omas.c.santo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anavcost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omasff52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lexandre.lameir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vitor.alv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inesasilv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afaelcacador17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afaelcacador17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pbfigueired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pbfigueired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alv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odrigoeferreir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oncalooliveira04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iagonunes0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avidjbmonteir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sf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rancisco04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tildexgom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fonso.vieir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gsanto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dvalente1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drianapir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riajscost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omasdini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mllop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nilsilv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uben.ma.coelh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iogograngeia49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anti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cr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enis.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rcosmk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ogbonnasamuel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ndrepandeirad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iagopcspreguic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iago.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edro.corad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avidcosta17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edropcarm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vasco.ferreira05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leite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se.miguel.leite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martim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hafonso.tl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erreiratiagolui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imaomagalha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ranciscognun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aqueltarelh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jmmcgom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odrigodcost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dalenadiog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uisdiniz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odrigovbernard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sercoelh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ucasrochinh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rquesmjoa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edronpmonteir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oreno21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frmcardos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bnsobral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eirelesgustavo09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rancisco.correia2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ml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liveiramarqu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chimo12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kutay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sue.kahu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anjaytharu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er.florian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esimo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abrielmnogueira1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afaelbranquinh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anielfcarvalh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ndre.gsilv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eonardogom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uartec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nelsonramo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uis.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uilherme.coimbra.antun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omascardoso01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henrique.tardelli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anielmelo1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bruno.filipegoncalv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gcs06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edrojorgeramo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ao.manuel.pereir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.rei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edro.font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iagonduarte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fonso.carvalh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uartesd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ara.r.marqu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oncalosousa77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uilhermeoliveira1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abio.rend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ines.veigascardos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odrigo.sequeira2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ourencosec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aulonovaisnev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aogsroch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fonsosamagai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lucasmarqu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rgarida.teixeir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edromartel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ustavorodrigues1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vicente.net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semiguelroque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felipe.roch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etarache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odrigo.lopes79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odrigosilva14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rtinpereirinh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pv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cesarcarvalh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aoantunes69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oncalocostasilv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aomariafribeir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oanagia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jessicazheng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khurstjessic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ofiabiscai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ntonio.escada2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iguelblop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alexandremotsny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mmoura@ua.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2T17:52:00.010329846</dc:date>
    <meta:editing-duration>PT8M27S</meta:editing-duration>
    <meta:editing-cycles>1</meta:editing-cycles>
    <meta:document-statistic meta:table-count="1" meta:cell-count="1076" meta:object-count="0"/>
    <meta:generator>LibreOffice/25.2.7.2$Linux_X86_64 LibreOffice_project/520$Build-2</meta:generator>
  </office:meta>
</office:document-meta>
</file>